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94200000153EAAC5058.svm" manifest:media-type=""/>
  <manifest:file-entry manifest:full-path="Pictures/2000000100000B3D00000164FF30949A.svm" manifest:media-type=""/>
  <manifest:file-entry manifest:full-path="Pictures/2000000100000077000000ED8BA927D7.svm" manifest:media-type=""/>
  <manifest:file-entry manifest:full-path="Pictures/10000000000000200000002000309F1C.png" manifest:media-type="image/png"/>
  <manifest:file-entry manifest:full-path="Pictures/20000001000003B300000139DB315296.svm" manifest:media-type=""/>
  <manifest:file-entry manifest:full-path="Pictures/200000010000013E000001399A749A6B.svm" manifest:media-type=""/>
  <manifest:file-entry manifest:full-path="Pictures/20000001000002F9000000ED58EAA4D4.svm" manifest:media-type=""/>
  <manifest:file-entry manifest:full-path="Pictures/200000010000045300000139C347084F.svm" manifest:media-type=""/>
  <manifest:file-entry manifest:full-path="Pictures/20000001000000B2000000A1E26EC0C6.svm" manifest:media-type=""/>
  <manifest:file-entry manifest:full-path="Pictures/20000001000000270000013E2A5F83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1+x+x^2+\c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1-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5cm" draw:marker-start-width="0.127cm" draw:marker-end-width="0.12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x-x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x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x^2-x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qrt{\phantom{xxxxxxxxxxxx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v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0.142cm" svg:height="0.283cm" svg:x="2.755cm" svg:y="0.886cm">
          <draw:image xlink:href="Pictures/2000000100000077000000ED8BA927D7.svm" xlink:type="simple" xlink:show="embed" xlink:actuate="onLoad">
            <text:p/>
          </draw:image>
        </draw:frame>
        <draw:frame draw:style-name="gr2" draw:text-style-name="P1" draw:layer="layout" svg:width="2.843cm" svg:height="0.406cm" svg:x="2.774cm" svg:y="0.288cm">
          <draw:image xlink:href="Pictures/200000010000094200000153EAAC5058.svm" xlink:type="simple" xlink:show="embed" xlink:actuate="onLoad">
            <text:p/>
          </draw:image>
        </draw:frame>
        <draw:frame draw:style-name="gr3" draw:text-style-name="P1" draw:layer="layout" svg:width="0.912cm" svg:height="0.283cm" svg:x="1.304cm" svg:y="0.872cm">
          <draw:image xlink:href="Pictures/20000001000002F9000000ED58EAA4D4.svm" xlink:type="simple" xlink:show="embed" xlink:actuate="onLoad">
            <text:p/>
          </draw:image>
        </draw:frame>
        <draw:frame draw:style-name="gr3" draw:text-style-name="P1" draw:layer="layout" svg:width="0.912cm" svg:height="0.283cm" svg:x="2.737cm" svg:y="1.368cm">
          <draw:image xlink:href="Pictures/20000001000002F9000000ED58EAA4D4.svm" xlink:type="simple" xlink:show="embed" xlink:actuate="onLoad">
            <text:p/>
          </draw:image>
        </draw:frame>
        <draw:line draw:style-name="gr4" draw:text-style-name="P1" draw:layer="layout" svg:x1="2.664cm" svg:y1="1.768cm" svg:x2="3.807cm" svg:y2="1.768cm">
          <text:p/>
        </draw:line>
        <draw:frame draw:style-name="gr5" draw:text-style-name="P1" draw:layer="layout" svg:width="0.212cm" svg:height="0.192cm" svg:x="3.452cm" svg:y="1.904cm">
          <draw:image xlink:href="Pictures/20000001000000B2000000A1E26EC0C6.svm" xlink:type="simple" xlink:show="embed" xlink:actuate="onLoad">
            <text:p/>
          </draw:image>
        </draw:frame>
        <draw:frame draw:style-name="gr6" draw:text-style-name="P1" draw:layer="layout" svg:width="1.135cm" svg:height="0.374cm" svg:x="3.435cm" svg:y="2.191cm">
          <draw:image xlink:href="Pictures/20000001000003B300000139DB315296.svm" xlink:type="simple" xlink:show="embed" xlink:actuate="onLoad">
            <text:p/>
          </draw:image>
        </draw:frame>
        <draw:line draw:style-name="gr4" draw:text-style-name="P1" draw:layer="layout" svg:x1="3.398cm" svg:y1="2.682cm" svg:x2="4.541cm" svg:y2="2.682cm">
          <text:p/>
        </draw:line>
        <draw:frame draw:style-name="gr7" draw:text-style-name="P1" draw:layer="layout" svg:width="0.38cm" svg:height="0.374cm" svg:x="4.186cm" svg:y="2.775cm">
          <draw:image xlink:href="Pictures/200000010000013E000001399A749A6B.svm" xlink:type="simple" xlink:show="embed" xlink:actuate="onLoad">
            <text:p/>
          </draw:image>
        </draw:frame>
        <draw:frame draw:style-name="gr8" draw:text-style-name="P1" draw:layer="layout" svg:width="1.327cm" svg:height="0.374cm" svg:x="4.187cm" svg:y="3.249cm">
          <draw:image xlink:href="Pictures/200000010000045300000139C347084F.svm" xlink:type="simple" xlink:show="embed" xlink:actuate="onLoad">
            <text:p/>
          </draw:image>
        </draw:frame>
        <draw:line draw:style-name="gr4" draw:text-style-name="P1" draw:layer="layout" svg:x1="4.204cm" svg:y1="3.734cm" svg:x2="5.347cm" svg:y2="3.734cm">
          <text:p/>
        </draw:line>
        <draw:frame draw:style-name="gr9" draw:text-style-name="P1" draw:layer="layout" svg:width="3.451cm" svg:height="0.426cm" svg:x="2.3cm" svg:y="0.78cm">
          <draw:image xlink:href="Pictures/2000000100000B3D00000164FF30949A.svm" xlink:type="simple" xlink:show="embed" xlink:actuate="onLoad">
            <text:p/>
          </draw:image>
        </draw:frame>
        <draw:frame draw:style-name="gr10" draw:text-style-name="P1" draw:layer="layout" svg:width="0.046cm" svg:height="0.38cm" svg:x="4.787cm" svg:y="3.844cm">
          <draw:image xlink:href="Pictures/20000001000000270000013E2A5F83B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12T15:23:40</meta:creation-date>
    <meta:editing-duration>PT14M56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3-12T15:38:33</dc:date>
    <dc:creator>kkk </dc:creator>
    <meta:document-statistic meta:object-count="13"/>
    <meta:template xlink:type="simple" xlink:actuate="onRequest" xlink:title="kkkFigures" xlink:href="../../../../.libreoffice/3/user/template/kkkFigures.otg" meta:date="2014-03-12T15:23:38"/>
  </office:meta>
</office:document-meta>
</file>